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BDC00000849A02B0208.png"/>
  <manifest:file-entry manifest:media-type="image/png" manifest:full-path="Pictures/1000020100000B2E00000600B867C529.png"/>
  <manifest:file-entry manifest:media-type="image/png" manifest:full-path="Pictures/10000201000009100000069AD1A5A155.png"/>
  <manifest:file-entry manifest:media-type="image/png" manifest:full-path="Pictures/1000020100000274000003D4935C8DB7.png"/>
  <manifest:file-entry manifest:media-type="image/png" manifest:full-path="Pictures/10000201000000B900000269084C2619.png"/>
  <manifest:file-entry manifest:media-type="image/png" manifest:full-path="Pictures/10000201000001B60000041DE995E56F.png"/>
  <manifest:file-entry manifest:media-type="image/png" manifest:full-path="Pictures/100002010000032300000191C976BD08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201000008FE000004B2D966134D.png"/>
  <manifest:file-entry manifest:media-type="image/png" manifest:full-path="Pictures/1000020100000B8F000008927F45B5BC.png"/>
  <manifest:file-entry manifest:media-type="image/png" manifest:full-path="Pictures/10000201000003C80000042895464267.png"/>
  <manifest:file-entry manifest:media-type="image/png" manifest:full-path="Pictures/10000000000002EE000001C11D9BF1B3.png"/>
  <manifest:file-entry manifest:media-type="image/png" manifest:full-path="Pictures/1000020100000248000000D34F9524A1.png"/>
  <manifest:file-entry manifest:media-type="image/png" manifest:full-path="Pictures/10000201000001A8000003ECE0F3CCD2.png"/>
  <manifest:file-entry manifest:media-type="image/png" manifest:full-path="Pictures/1000020100000B6D0000059BE8D3FC66.png"/>
  <manifest:file-entry manifest:media-type="image/png" manifest:full-path="Pictures/1000020100000183000007E1740FEE84.png"/>
  <manifest:file-entry manifest:media-type="image/png" manifest:full-path="Pictures/1000000000000241000001987AFD859F.png"/>
  <manifest:file-entry manifest:media-type="image/png" manifest:full-path="Pictures/100002010000062A000008038342835D.png"/>
  <manifest:file-entry manifest:media-type="image/png" manifest:full-path="Pictures/100002010000016800000390EBA51B3A.png"/>
  <manifest:file-entry manifest:media-type="image/png" manifest:full-path="Pictures/10000201000005F0000005CAD5099849.png"/>
  <manifest:file-entry manifest:media-type="image/png" manifest:full-path="Pictures/100002010000025F000002641E35C475.png"/>
  <manifest:file-entry manifest:media-type="image/png" manifest:full-path="Pictures/100002010000061600000439DC882EA5.png"/>
  <manifest:file-entry manifest:media-type="image/png" manifest:full-path="Pictures/1000020100000884000006C0DC1060AA.png"/>
  <manifest:file-entry manifest:media-type="image/png" manifest:full-path="Pictures/100002010000020400000544D6D72F39.png"/>
  <manifest:file-entry manifest:media-type="image/png" manifest:full-path="Pictures/1000020100000221000001BFBAFACDAA.png"/>
  <manifest:file-entry manifest:media-type="image/png" manifest:full-path="Pictures/10000201000000DA00000129CEA3C0F3.png"/>
  <manifest:file-entry manifest:media-type="image/png" manifest:full-path="Pictures/1000020100000B28000006DAD2E2F21C.png"/>
  <manifest:file-entry manifest:media-type="image/png" manifest:full-path="Pictures/1000020100000360000003BCE6CBA00C.png"/>
  <manifest:file-entry manifest:media-type="image/png" manifest:full-path="Pictures/1000020100000AD00000086E45324937.png"/>
  <manifest:file-entry manifest:media-type="image/png" manifest:full-path="Pictures/10000000000002F20000023E09934576.png"/>
  <manifest:file-entry manifest:media-type="image/png" manifest:full-path="Pictures/100002010000066C0000066E5513CD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18.456cm" svg:height="14.629cm" svg:x="4.772cm" svg:y="3.197cm">
          <draw:image xlink:href="Pictures/1000020100000884000006C0DC1060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12.868cm" svg:height="12.546cm" svg:x="7.566cm" svg:y="4.227cm">
          <draw:image xlink:href="Pictures/10000201000005F0000005CAD50998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13.918cm" svg:height="13.935cm" svg:x="7.041cm" svg:y="3.533cm">
          <draw:image xlink:href="Pictures/100002010000066C0000066E5513CD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3.434cm" svg:height="18.27cm" svg:x="2.335cm" svg:y="1.377cm">
          <draw:image xlink:href="Pictures/1000020100000AD00000086E4532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24.179cm" svg:height="14.849cm" svg:x="1.962cm" svg:y="3.087cm">
          <draw:image xlink:href="Pictures/1000020100000B28000006DAD2E2F2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25.703cm" svg:height="17.956cm" svg:x="1.2cm" svg:y="1.534cm">
          <draw:image xlink:href="Pictures/1000020100000BDC00000849A02B02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5.051cm" svg:height="18.574cm" svg:x="1.526cm" svg:y="1.225cm">
          <draw:image xlink:href="Pictures/1000020100000B8F000008927F45B5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9.489cm" svg:height="10.175cm" svg:x="4.307cm" svg:y="5.424cm">
          <draw:image xlink:href="Pictures/10000201000008FE000004B2D96613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24.764cm" svg:height="12.148cm" svg:x="1.67cm" svg:y="4.438cm">
          <draw:image xlink:href="Pictures/1000020100000B6D0000059BE8D3FC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4.23cm" svg:height="13.003cm" svg:x="1.937cm" svg:y="4.01cm">
          <draw:image xlink:href="Pictures/1000020100000B2E00000600B867C5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3.707cm" svg:height="8.914cm" svg:x="13cm" svg:y="8.5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9.293cm" svg:y="2.086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18cm" svg:y="3.586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5.793cm" svg:y="5.5cm">
          <draw:image xlink:href="Pictures/10000201000001B60000041DE995E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8.194cm" svg:height="9.007cm" svg:x="15.306cm" svg:y="10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9.5cm" svg:y="2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6.5cm" svg:y="1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.306cm" svg:y="4.4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7.306cm" svg:y="10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2.768cm" svg:height="6.557cm" svg:x="14.5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0.232cm" svg:y="12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.732cm" svg:y="0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5cm" svg:y="12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2.585cm" svg:height="6.432cm" svg:x="10.5cm" svg:y="1.0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1" draw:layer="layout" svg:width="19.132cm" svg:height="13.528cm" svg:x="4.434cm" svg:y="3.736cm">
          <draw:image xlink:href="Pictures/1000000000000241000001987AFD8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1" draw:layer="layout" svg:width="8.194cm" svg:height="9.007cm" svg:x="12.5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585cm" svg:height="6.432cm" svg:x="6cm" svg:y="7.28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585cm" svg:height="6.432cm" svg:x="4cm" svg:y="0.0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0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3.817cm" svg:y="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1cm" svg:y="4.12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4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0.464cm" svg:y="1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3.732cm" svg:y="1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3.817cm" svg:y="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1cm" svg:y="4.12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4cm" svg:y="7.9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20.464cm" svg:y="1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3.732cm" svg:y="1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1" draw:layer="layout" svg:width="13.19cm" svg:height="9.151cm" svg:x="7.405cm" svg:y="5.925cm">
          <draw:image xlink:href="Pictures/100002010000061600000439DC882E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" draw:layer="layout" svg:width="4.101cm" svg:height="6.4cm" svg:x="3.399cm" svg:y="7.156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1.399cm" svg:y="7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6.797cm" svg:height="3.394cm" svg:x="19cm" svg:y="1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6.797cm" svg:height="3.394cm" svg:x="14.5cm" svg:y="5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6.797cm" svg:height="3.394cm" svg:x="8.5cm" svg:y="1.5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4.943cm" svg:height="1.785cm" draw:transform="rotate (-1.57079632679579) translate (17.5cm 8.557cm)">
          <draw:image xlink:href="Pictures/1000020100000248000000D34F9524A1.png" xlink:type="simple" xlink:show="embed" xlink:actuate="onLoad">
            <text:p/>
          </draw:image>
        </draw:frame>
        <draw:frame draw:style-name="gr2" draw:text-style-name="P1" draw:layer="layout" svg:width="8.194cm" svg:height="9.007cm" svg:x="7.806cm" svg:y="1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3.806cm" svg:y="12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0cm" svg:y="12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" draw:layer="layout" svg:width="4.101cm" svg:height="6.4cm" svg:x="3.399cm" svg:y="7.156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1.399cm" svg:y="7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6.797cm" svg:height="3.394cm" svg:x="19cm" svg:y="1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6.797cm" svg:height="3.394cm" svg:x="14.5cm" svg:y="5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6.797cm" svg:height="3.394cm" svg:x="8.5cm" svg:y="1.5cm">
          <draw:image xlink:href="Pictures/100002010000032300000191C976BD08.png" xlink:type="simple" xlink:show="embed" xlink:actuate="onLoad">
            <text:p/>
          </draw:image>
        </draw:frame>
        <draw:frame draw:style-name="gr2" draw:text-style-name="P1" draw:layer="layout" svg:width="4.943cm" svg:height="1.785cm" draw:transform="rotate (-1.57079632679579) translate (17.5cm 8.557cm)">
          <draw:image xlink:href="Pictures/1000020100000248000000D34F9524A1.png" xlink:type="simple" xlink:show="embed" xlink:actuate="onLoad">
            <text:p/>
          </draw:image>
        </draw:frame>
        <draw:frame draw:style-name="gr2" draw:text-style-name="P1" draw:layer="layout" svg:width="8.194cm" svg:height="9.007cm" svg:x="7.806cm" svg:y="12.392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3.806cm" svg:y="11.992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9.805cm" svg:y="11.992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2.232cm" svg:y="0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5.732cm" svg:y="13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6.732cm" svg:y="5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10.461cm" svg:y="5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2.585cm" svg:height="6.432cm" svg:x="1.915cm" svg:y="13.5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1" draw:layer="layout" svg:width="2.768cm" svg:height="6.557cm" svg:x="24.232cm" svg:y="12.87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7.464cm" svg:y="12.87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1.5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8.5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4.399cm" svg:y="13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20.732cm" svg:y="12.5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3cm" svg:y="13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4.613cm" svg:height="3.783cm" svg:x="23cm" svg:y="3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19.5cm" svg:y="6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15.887cm" svg:y="3.717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12cm" svg:y="7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7.887cm" svg:y="4.717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4cm" svg:y="2.217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613cm" svg:height="3.783cm" svg:x="0.887cm" svg:y="5.717cm">
          <draw:image xlink:href="Pictures/1000020100000221000001BFBAFACDAA.png" xlink:type="simple" xlink:show="embed" xlink:actuate="onLoad">
            <text:p/>
          </draw:image>
        </draw:frame>
        <draw:frame draw:style-name="gr3" draw:text-style-name="P1" draw:layer="layout" svg:width="1.844cm" svg:height="2.513cm" draw:transform="rotate (0.679980276576862) translate (12.5cm 11.546cm)">
          <draw:image xlink:href="Pictures/10000201000000DA00000129CEA3C0F3.png" xlink:type="simple" xlink:show="embed" xlink:actuate="onLoad">
            <text:p text:style-name="P1"/>
          </draw:image>
        </draw:frame>
        <draw:frame draw:style-name="gr2" draw:text-style-name="P1" draw:layer="layout" svg:width="1.844cm" svg:height="2.513cm" draw:transform="rotate (0.679980276576862) translate (24cm 9.5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20.486cm 11.0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17cm 9.159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8cm 10.0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5cm 9.5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679980276576862) translate (1.486cm 10.659cm)">
          <draw:image xlink:href="Pictures/10000201000000DA00000129CEA3C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1" draw:layer="layout" svg:width="2.768cm" svg:height="6.557cm" svg:x="24.232cm" svg:y="12.87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7.464cm" svg:y="12.87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1.5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8.5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4.399cm" svg:y="13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20.732cm" svg:y="12.5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3cm" svg:y="13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4.613cm" svg:height="3.783cm" svg:x="11.387cm" svg:y="3cm">
          <draw:image xlink:href="Pictures/1000020100000221000001BFBAFACDAA.png" xlink:type="simple" xlink:show="embed" xlink:actuate="onLoad">
            <text:p/>
          </draw:image>
        </draw:frame>
        <draw:frame draw:style-name="gr3" draw:text-style-name="P1" draw:layer="layout" svg:width="1.844cm" svg:height="2.513cm" draw:transform="rotate (0.679980276576862) translate (12.486cm 9.5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1.22399940442339) translate (15cm 10.146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0.19495327744773) translate (10.5cm 8.357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-0.0471238898050246) translate (7.118cm 8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-0.255865268343508) translate (3.716cm 8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1.58999494856653) translate (20.535cm 10.392cm)">
          <draw:image xlink:href="Pictures/10000201000000DA00000129CEA3C0F3.png" xlink:type="simple" xlink:show="embed" xlink:actuate="onLoad">
            <text:p/>
          </draw:image>
        </draw:frame>
        <draw:frame draw:style-name="gr2" draw:text-style-name="P1" draw:layer="layout" svg:width="1.844cm" svg:height="2.513cm" draw:transform="rotate (1.36955986403969) translate (17.59cm 9.946cm)">
          <draw:image xlink:href="Pictures/10000201000000DA00000129CEA3C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1" draw:layer="layout" svg:width="4.613cm" svg:height="3.783cm" svg:x="11.388cm" svg:y="3.001cm">
          <draw:image xlink:href="Pictures/1000020100000221000001BFBAFACDAA.png" xlink:type="simple" xlink:show="embed" xlink:actuate="onLoad">
            <text:p/>
          </draw:image>
        </draw:frame>
        <draw:frame draw:style-name="gr2" draw:text-style-name="P1" draw:layer="layout" svg:width="4.943cm" svg:height="1.785cm" draw:transform="rotate (-1.57079632679579) translate (17.501cm 8.558cm)">
          <draw:image xlink:href="Pictures/1000020100000248000000D34F9524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1" draw:layer="layout" svg:width="8.194cm" svg:height="9.007cm" svg:x="15.306cm" svg:y="-0.00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9.306cm" svg:y="-0.50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.806cm" svg:y="0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1.565cm" svg:height="5.222cm" svg:x="13.269cm" svg:y="8.151cm">
          <draw:image xlink:href="Pictures/10000201000000B900000269084C2619.png" xlink:type="simple" xlink:show="embed" xlink:actuate="onLoad">
            <text:p/>
          </draw:image>
        </draw:frame>
        <draw:frame draw:style-name="gr2" draw:text-style-name="P1" draw:layer="layout" svg:width="8.194cm" svg:height="9.007cm" svg:x="20.5cm" svg:y="10.4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4.806cm" svg:y="1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7.5cm" svg:y="12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.306cm" svg:y="12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1" draw:layer="layout" svg:width="2.768cm" svg:height="6.557cm" svg:x="16.732cm" svg:y="7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7.5cm" svg:y="7.5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7cm" svg:x="13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3cm" svg:y="1.5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1" draw:layer="layout" svg:width="8.194cm" svg:height="9.007cm" svg:x="17.306cm" svg:y="2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.306cm" svg:y="2cm">
          <draw:image xlink:href="Pictures/100002010000025F000002641E35C475.png" xlink:type="simple" xlink:show="embed" xlink:actuate="onLoad">
            <text:p/>
          </draw:image>
        </draw:frame>
        <draw:frame draw:style-name="gr2" draw:text-style-name="P1" draw:layer="layout" svg:width="8.194cm" svg:height="9.007cm" svg:x="2cm" svg:y="2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.5cm" svg:y="10.9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1" draw:layer="layout" svg:width="19.641cm" svg:height="14.307cm" svg:x="4.18cm" svg:y="3.347cm">
          <draw:image xlink:href="Pictures/10000201000009100000069AD1A5A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13.359cm" svg:height="17.364cm" svg:x="9.672cm" svg:y="2.0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3.275cm" svg:height="17.076cm" svg:x="5.025cm" svg:y="2cm">
          <draw:image xlink:href="Pictures/1000020100000183000007E1740FEE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1" draw:layer="layout" svg:width="24.179cm" svg:height="14.849cm" svg:x="1.962cm" svg:y="3.087cm">
          <draw:image xlink:href="Pictures/1000020100000B28000006DAD2E2F2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6H25M17S</meta:editing-duration>
    <meta:editing-cycles>49</meta:editing-cycles>
    <dc:date>2010-03-10T23:10:55</dc:date>
    <meta:generator>OpenOffice.org/3.0$Unix OpenOffice.org_project/300m15$Build-9379</meta:generator>
    <meta:document-statistic meta:object-count="317"/>
    <meta:user-defined meta:name="Info 1"/>
    <meta:user-defined meta:name="Info 2"/>
    <meta:user-defined meta:name="Info 3"/>
    <meta:user-defined meta:name="Info 4"/>
  </office:meta>
</office:document-meta>
</file>